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ae8a6" officeooo:paragraph-rsid="001ae8a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 = (data point in the sample – population mean) / standard deviation</text:p>
      <text:p text:style-name="P1">How far is our value in the sample from the center of the population considering the amount of spread in the population? </text:p>
      <text:p text:style-name="P1"/>
      <text:p text:style-name="P1">T = How far is our sample <text:span text:style-name="T3">mean</text:span><text:span text:style-name="T4"> from the population mean taking into account the average spread in the sample data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20:32:00.103546748</meta:creation-date>
    <meta:print-date>2024-02-13T20:39:41.600822087</meta:print-date>
    <meta:printed-by>PDF files</meta:printed-by>
    <dc:date>2024-02-13T20:42:41.772107515</dc:date>
    <meta:editing-duration>PT3M</meta:editing-duration>
    <meta:editing-cycles>1</meta:editing-cycles>
    <meta:document-statistic meta:table-count="0" meta:image-count="0" meta:object-count="0" meta:page-count="1" meta:paragraph-count="3" meta:word-count="56" meta:character-count="304" meta:non-whitespace-character-count="249"/>
    <meta:generator>LibreOffice/7.6.4.1$Linux_X86_64 LibreOffice_project/60$Build-1</meta:generator>
  </office:meta>
</office:document-meta>
</file>